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 Light1" svg:font-family="'Open Sans Light'" style:font-family-generic="swiss" style:font-pitch="variable"/>
    <style:font-face style:name="Open Sans Light" svg:font-family="'Open Sans Light'" style:font-adornments="Regular" style:font-family-generic="swiss" style:font-pitch="variable"/>
    <style:font-face style:name="Open Sans SemiBold" svg:font-family="'Open Sans SemiBold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190030" officeooo:paragraph-rsid="00190030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4pt" officeooo:rsid="00190030" officeooo:paragraph-rsid="00190030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ab4ef" officeooo:paragraph-rsid="001ab4ef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8pt" officeooo:rsid="001ab4ef" officeooo:paragraph-rsid="001ab4ef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Open Sans Light1" fo:font-size="14pt" officeooo:rsid="00190030" officeooo:paragraph-rsid="00190030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Open Sans Light1" fo:font-size="14pt" officeooo:rsid="001ab4ef" officeooo:paragraph-rsid="001ab4ef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Open Sans SemiBold" fo:font-size="18pt" officeooo:rsid="001ab4ef" officeooo:paragraph-rsid="001ab4ef" style:font-size-asian="15.75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Open Sans SemiBold" fo:font-size="32pt" officeooo:rsid="00190030" officeooo:paragraph-rsid="00190030" style:font-size-asian="32pt" style:font-size-complex="32pt"/>
    </style:style>
    <style:style style:name="P9" style:family="paragraph" style:parent-style-name="Standard">
      <style:paragraph-properties fo:text-align="start" style:justify-single-word="false"/>
      <style:text-properties style:font-name="Open Sans SemiBold" fo:font-size="14pt" officeooo:rsid="00190030" officeooo:paragraph-rsid="00190030" style:font-size-asian="12.25pt" style:font-size-complex="14pt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Open Sans SemiBold" fo:font-size="22pt" officeooo:rsid="001ab4ef" officeooo:paragraph-rsid="001ab4ef" style:font-size-asian="22pt" style:font-size-complex="22pt"/>
    </style:style>
    <style:style style:name="P11" style:family="paragraph" style:parent-style-name="Standard">
      <loext:graphic-properties draw:fill="none"/>
      <style:paragraph-properties fo:margin-left="1.251cm" fo:margin-right="0cm" fo:text-align="start" style:justify-single-word="false" fo:text-indent="0cm" style:auto-text-indent="false" fo:background-color="transparent"/>
      <style:text-properties style:font-name="Open Sans Light" fo:font-size="14pt" officeooo:rsid="001d25b4" officeooo:paragraph-rsid="001d25b4" style:font-size-asian="12.25pt" style:font-size-complex="14pt"/>
    </style:style>
    <style:style style:name="P12" style:family="paragraph" style:parent-style-name="Standard">
      <loext:graphic-properties draw:fill="none"/>
      <style:paragraph-properties fo:margin-left="1.251cm" fo:margin-right="0cm" fo:text-align="start" style:justify-single-word="false" fo:text-indent="0cm" style:auto-text-indent="false" fo:background-color="transparent"/>
      <style:text-properties style:font-name="Open Sans Light" fo:font-size="14pt" officeooo:rsid="001dc265" officeooo:paragraph-rsid="001dc265" style:font-size-asian="12.25pt" style:font-size-complex="14pt"/>
    </style:style>
    <style:style style:name="P13" style:family="paragraph" style:parent-style-name="Standard">
      <loext:graphic-properties draw:fill="none"/>
      <style:paragraph-properties fo:margin-left="1.251cm" fo:margin-right="0cm" fo:text-align="start" style:justify-single-word="false" fo:text-indent="0cm" style:auto-text-indent="false" fo:background-color="transparent"/>
      <style:text-properties style:font-name="Open Sans Light1" fo:font-size="14pt" officeooo:rsid="001c48f2" officeooo:paragraph-rsid="001c48f2" style:font-size-asian="12.25pt" style:font-size-complex="14pt"/>
    </style:style>
    <style:style style:name="P14" style:family="paragraph" style:parent-style-name="Standard">
      <loext:graphic-properties draw:fill="none"/>
      <style:paragraph-properties fo:margin-left="1.251cm" fo:margin-right="0cm" fo:text-align="start" style:justify-single-word="false" fo:text-indent="0cm" style:auto-text-indent="false" fo:background-color="transparent"/>
      <style:text-properties style:font-name="Open Sans Light1" fo:font-size="14pt" officeooo:rsid="001c48f2" officeooo:paragraph-rsid="001fa41f" style:font-size-asian="12.25pt" style:font-size-complex="14pt"/>
    </style:style>
    <style:style style:name="P15" style:family="paragraph" style:parent-style-name="Standard">
      <loext:graphic-properties draw:fill="none"/>
      <style:paragraph-properties fo:margin-left="1.251cm" fo:margin-right="0cm" fo:text-align="start" style:justify-single-word="false" fo:text-indent="0cm" style:auto-text-indent="false" fo:background-color="transparent"/>
      <style:text-properties style:font-name="Open Sans Light1" fo:font-size="14pt" officeooo:rsid="001fa41f" officeooo:paragraph-rsid="001fa41f" style:font-size-asian="12.25pt" style:font-size-complex="14pt"/>
    </style:style>
    <style:style style:name="P16" style:family="paragraph" style:parent-style-name="Standard">
      <loext:graphic-properties draw:fill="none"/>
      <style:paragraph-properties fo:margin-left="1.251cm" fo:margin-right="0cm" fo:text-align="start" style:justify-single-word="false" fo:text-indent="0cm" style:auto-text-indent="false" fo:background-color="transparent"/>
      <style:text-properties style:font-name="Source Sans Pro" fo:font-size="16pt" officeooo:rsid="001c48f2" officeooo:paragraph-rsid="001c48f2" style:font-size-asian="14pt" style:font-size-complex="16pt"/>
    </style:style>
    <style:style style:name="P17" style:family="paragraph" style:parent-style-name="Standard">
      <loext:graphic-properties draw:fill="none"/>
      <style:paragraph-properties fo:margin-left="1.251cm" fo:margin-right="0cm" fo:text-align="start" style:justify-single-word="false" fo:text-indent="0cm" style:auto-text-indent="false" fo:background-color="transparent"/>
      <style:text-properties style:font-name="Source Sans Pro" fo:font-size="16pt" officeooo:rsid="001dc265" officeooo:paragraph-rsid="001dc265" style:font-size-asian="14pt" style:font-size-complex="16pt"/>
    </style:style>
    <style:style style:name="P18" style:family="paragraph" style:parent-style-name="Standard">
      <loext:graphic-properties draw:fill="none"/>
      <style:paragraph-properties fo:margin-left="1.251cm" fo:margin-right="0cm" fo:text-align="start" style:justify-single-word="false" fo:text-indent="0cm" style:auto-text-indent="false" fo:background-color="transparent"/>
      <style:text-properties style:font-name="Source Sans Pro" fo:font-size="16pt" officeooo:rsid="001ab4ef" officeooo:paragraph-rsid="001ab4ef" style:font-size-asian="14pt" style:font-size-complex="16pt"/>
    </style:style>
    <style:style style:name="P19" style:family="paragraph" style:parent-style-name="Standard">
      <loext:graphic-properties draw:fill="none"/>
      <style:paragraph-properties fo:margin-left="1.251cm" fo:margin-right="0cm" fo:text-align="start" style:justify-single-word="false" fo:text-indent="0cm" style:auto-text-indent="false" fo:background-color="transparent"/>
      <style:text-properties style:font-name="Source Sans Pro" fo:font-size="16pt" officeooo:rsid="001d25b4" officeooo:paragraph-rsid="001d25b4" style:font-size-asian="16pt" style:font-size-complex="16pt"/>
    </style:style>
    <style:style style:name="P20" style:family="paragraph" style:parent-style-name="Standard" style:master-page-name="">
      <loext:graphic-properties draw:fill="none"/>
      <style:paragraph-properties fo:margin-left="1.251cm" fo:margin-right="0cm" fo:text-align="start" style:justify-single-word="false" fo:text-indent="0cm" style:auto-text-indent="false" style:page-number="auto" fo:background-color="transparent"/>
      <style:text-properties style:font-name="Source Sans Pro" fo:font-size="16pt" officeooo:rsid="001ab4ef" officeooo:paragraph-rsid="001ab4ef" style:font-size-asian="14pt" style:font-size-complex="16pt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Source Sans Pro" fo:font-size="16pt" officeooo:rsid="001dc265" officeooo:paragraph-rsid="001dc265" style:font-size-asian="14pt" style:font-size-complex="16pt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Open Sans Light" fo:font-size="14pt" officeooo:rsid="001deb4b" officeooo:paragraph-rsid="001deb4b" style:font-size-asian="12.25pt" style:font-size-complex="14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Open Sans Light" fo:font-size="14pt" officeooo:rsid="002583b8" officeooo:paragraph-rsid="002583b8" style:font-size-asian="12.25pt" style:font-size-complex="14pt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Open Sans SemiBold" fo:font-size="18pt" officeooo:rsid="001dc265" officeooo:paragraph-rsid="001dc265" style:font-size-asian="15.75pt" style:font-size-complex="18pt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Open Sans SemiBold" fo:font-size="18pt" officeooo:rsid="001dcc3a" officeooo:paragraph-rsid="001dcc3a" style:font-size-asian="15.75pt" style:font-size-complex="18pt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Open Sans SemiBold" fo:font-size="18pt" officeooo:rsid="001deb4b" officeooo:paragraph-rsid="001deb4b" style:font-size-asian="15.75pt" style:font-size-complex="18pt"/>
    </style:style>
    <style:style style:name="P2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style:font-name="Open Sans SemiBold" fo:font-size="18pt" officeooo:rsid="001dcc3a" officeooo:paragraph-rsid="001dcc3a" style:font-size-asian="15.75pt" style:font-size-complex="18pt"/>
    </style:style>
    <style:style style:name="P2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style:font-name="Open Sans SemiBold" fo:font-size="18pt" officeooo:rsid="001deb4b" officeooo:paragraph-rsid="001deb4b" style:font-size-asian="15.75pt" style:font-size-complex="18pt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Open Sans Light" fo:font-size="14pt" officeooo:rsid="001deb4b" officeooo:paragraph-rsid="001deb4b" style:font-size-asian="12.25pt" style:font-size-complex="14pt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Open Sans Light" fo:font-size="14pt" officeooo:rsid="001deb4b" officeooo:paragraph-rsid="002fb7d0" style:font-size-asian="12.25pt" style:font-size-complex="14pt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Open Sans Light" fo:font-size="14pt" officeooo:rsid="002fb7d0" officeooo:paragraph-rsid="002fb7d0" style:font-size-asian="12.25pt" style:font-size-complex="14pt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Open Sans Light" fo:font-size="14pt" officeooo:rsid="002583b8" officeooo:paragraph-rsid="002583b8" style:font-size-asian="12.25pt" style:font-size-complex="14pt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Open Sans Light" fo:font-size="14pt" officeooo:rsid="002612f6" officeooo:paragraph-rsid="002612f6" style:font-size-asian="12.25pt" style:font-size-complex="14pt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Open Sans SemiBold" fo:font-size="18pt" officeooo:rsid="001deb4b" officeooo:paragraph-rsid="001deb4b" style:font-size-asian="15.75pt" style:font-size-complex="18pt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Open Sans Light1" fo:font-size="14pt" fo:font-weight="normal" officeooo:rsid="002612f6" officeooo:paragraph-rsid="003312d5" style:font-size-asian="12.25pt" style:font-weight-asian="normal" style:font-size-complex="14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Open Sans Light1" fo:font-size="14pt" officeooo:rsid="002612f6" officeooo:paragraph-rsid="0034faf5" style:font-size-asian="12.25pt" style:font-size-complex="14pt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Open Sans Light1" fo:font-size="14pt" officeooo:rsid="0034faf5" officeooo:paragraph-rsid="0034faf5" style:font-size-asian="12.25pt" style:font-size-complex="14pt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Source Sans Pro" fo:font-size="16pt" officeooo:rsid="001dc265" officeooo:paragraph-rsid="002612f6" style:font-size-asian="14pt" style:font-size-complex="16pt"/>
    </style:style>
    <style:style style:name="P3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Open Sans Light" fo:font-size="14pt" officeooo:rsid="0034faf5" officeooo:paragraph-rsid="0034faf5" style:font-size-asian="12.25pt" style:font-size-complex="14pt"/>
    </style:style>
    <style:style style:name="P40" style:family="paragraph" style:parent-style-name="Standard">
      <loext:graphic-properties draw:fill="none"/>
      <style:paragraph-properties fo:margin-left="1.251cm" fo:margin-right="0cm" fo:text-align="start" style:justify-single-word="false" fo:text-indent="0cm" style:auto-text-indent="false" fo:background-color="transparent"/>
      <style:text-properties style:font-name="Open Sans Light1" fo:font-size="14pt" officeooo:rsid="0034faf5" officeooo:paragraph-rsid="0034faf5" style:font-size-asian="12.25pt" style:font-size-complex="14pt"/>
    </style:style>
    <style:style style:name="T1" style:family="text">
      <style:text-properties officeooo:rsid="001f3e50"/>
    </style:style>
    <style:style style:name="T2" style:family="text">
      <style:text-properties officeooo:rsid="001fa41f"/>
    </style:style>
    <style:style style:name="T3" style:family="text">
      <style:text-properties officeooo:rsid="002028d6"/>
    </style:style>
    <style:style style:name="T4" style:family="text">
      <style:text-properties officeooo:rsid="002583b8"/>
    </style:style>
    <style:style style:name="T5" style:family="text">
      <style:text-properties officeooo:rsid="0027c4f6"/>
    </style:style>
    <style:style style:name="T6" style:family="text">
      <style:text-properties officeooo:rsid="002968f7"/>
    </style:style>
    <style:style style:name="T7" style:family="text">
      <style:text-properties officeooo:rsid="002fb7d0"/>
    </style:style>
    <style:style style:name="T8" style:family="text">
      <style:text-properties officeooo:rsid="00316050"/>
    </style:style>
    <style:style style:name="T9" style:family="text">
      <style:text-properties officeooo:rsid="0031c844"/>
    </style:style>
    <style:style style:name="T10" style:family="text">
      <style:text-properties officeooo:rsid="0034fa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"/>
      <text:p text:style-name="P1"/>
      <text:p text:style-name="P8">Nom du site web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Nom de l’entreprise: <text:span text:style-name="T5">My DSP</text:span></text:p>
      <text:p text:style-name="P5">Nom du projet: <text:span text:style-name="T1">Site Vitrine</text:span></text:p>
      <text:p text:style-name="P5">Personne à contacter dans l’entreprise: <text:span text:style-name="T1">Romain GROSSET</text:span></text:p>
      <text:p text:style-name="P5"/>
      <text:p text:style-name="P5"/>
      <text:p text:style-name="P5">Adresse:</text:p>
      <text:p text:style-name="P5">Téléphone: <text:span text:style-name="T10">07 66 38 60 20</text:span></text:p>
      <text:p text:style-name="P5">Email: <text:span text:style-name="T10">mydsp18@gmail.com</text:span></text:p>
      <text:p text:style-name="P10">PRÉSENTATION DU PROJET</text:p>
      <text:p text:style-name="P3"/>
      <text:p text:style-name="P3"/>
      <text:p text:style-name="P4"/>
      <text:p text:style-name="P7">1.1 – Présentation de l’Entreprise</text:p>
      <text:p text:style-name="P7"/>
      <text:p text:style-name="P39">Entreprise exerçant dans le débosselage sans peinture, intervention sur carrosserie endommagées de type grêle, coup de caddies, cailloux .. ne nécessitant pas de démontage d’élément et de peinture</text:p>
      <text:p text:style-name="P6"/>
      <text:p text:style-name="P6"/>
      <text:p text:style-name="P6"/>
      <text:p text:style-name="P6"/>
      <text:p text:style-name="P6"/>
      <text:p text:style-name="P3"/>
      <text:p text:style-name="P3"/>
      <text:p text:style-name="P3"/>
      <text:p text:style-name="P7">1.2 – Présentation du projet</text:p>
      <text:p text:style-name="P3"/>
      <text:p text:style-name="P20">Le projet répond à quels besoins ?</text:p>
      <text:p text:style-name="P18"/>
      <text:p text:style-name="P14">P<text:span text:style-name="T2">résenter le métier de débosseleur, en quoi cela consiste et </text:span></text:p>
      <text:p text:style-name="P15">comment le réaliser.</text:p>
      <text:p text:style-name="P40">Prise de contact avec l’entreprise.</text:p>
      <text:p text:style-name="P13"/>
      <text:p text:style-name="P13"/>
      <text:p text:style-name="P13"/>
      <text:p text:style-name="P13"/>
      <text:p text:style-name="P13"/>
      <text:p text:style-name="P16">Pitch en <text:span text:style-name="T3">bref</text:span></text:p>
      <text:p text:style-name="P16"/>
      <text:p text:style-name="P15">Le site servira à présenter le métier, prendre contact avec </text:p>
      <text:p text:style-name="P15">l’entreprise.</text:p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9">Pour qui ?</text:p>
      <text:p text:style-name="P19"/>
      <text:p text:style-name="P11">Clients: <text:span text:style-name="T6">Personne ayant besoin d’enlever des petites bosses ( grêle, cailloux, caddie ...)</text:span></text:p>
      <text:p text:style-name="P11">Zone d’activité: ?</text:p>
      <text:p text:style-name="P11"/>
      <text:p text:style-name="P11"/>
      <text:p text:style-name="P17">Objectifs du site</text:p>
      <text:p text:style-name="P17"/>
      <text:p text:style-name="P12">Lister ici les objectifs du site internet</text:p>
      <text:p text:style-name="P27">Aspects Fonctionnels et Techniques</text:p>
      <text:p text:style-name="P24"/>
      <text:p text:style-name="P24">2.1 – Arborescence du site</text:p>
      <text:p text:style-name="P24"/>
      <text:p text:style-name="P38"/>
      <text:p text:style-name="P21"/>
      <text:p text:style-name="P21"/>
      <text:p text:style-name="P21"/>
      <text:p text:style-name="P21"/>
      <text:p text:style-name="P25">2.2 – Description fonctionnelle</text:p>
      <text:p text:style-name="P33"/>
      <text:p text:style-name="P36">Le site présentera un Header, avec dedans un carrousel d’images en 700 x 200. </text:p>
      <text:p text:style-name="P36">Sous le Header, un menu de navigation (nav) aligné à droite sera présent.</text:p>
      <text:p text:style-name="P37">Via ce menu nous pourrons accéder à la page « A propos » ainsi que le page contact, ou un formulaire sera présent.</text:p>
      <text:p text:style-name="P35">Le body <text:span text:style-name="T10">de la page « Accueil »</text:span> quand à lui sera séparé en deux parties:</text:p>
      <text:p text:style-name="P35">- Un carrousel d’images en 1900x600;</text:p>
      <text:p text:style-name="P35">- Une Div, incluant des span pour un descriptif du métier.</text:p>
      <text:p text:style-name="P35">Un footer avec les logos et liens vers réseaux sociaux fermera le site.</text:p>
      <text:p text:style-name="P28">Aspects Ergonomie et Graphisme</text:p>
      <text:p text:style-name="P26"/>
      <text:p text:style-name="P26">3.1 – Design et Charte graphique</text:p>
      <text:p text:style-name="P26"/>
      <text:p text:style-name="P23">Les couleurs principales du site seront un noir style carbone, et un bleu clair</text:p>
      <text:p text:style-name="P23">(bleu céleste).</text:p>
      <text:p text:style-name="P23"/>
      <text:p text:style-name="P22"><text:span text:style-name="T8">P</text:span>olices de caractères: <text:span text:style-name="T4">Police à définir</text:span></text:p>
      <text:p text:style-name="P22"/>
      <text:p text:style-name="P30"><text:span text:style-name="T9">D</text:span>esign ou effets particulier (Dégradé, modal, flex, card ….): </text:p>
      <text:p text:style-name="P30"><text:span text:style-name="T7">- Effet style néon sur le h1;</text:span></text:p>
      <text:p text:style-name="P31">- Effet de hover sur la barre de navigation, avec décalage du texte;</text:p>
      <text:p text:style-name="P30">- <text:span text:style-name="T7">Effet de hover sur le formulaire;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 Light1" svg:font-family="'Open Sans Light'" style:font-family-generic="swiss" style:font-pitch="variable"/>
    <style:font-face style:name="Open Sans Light" svg:font-family="'Open Sans Light'" style:font-adornments="Regular" style:font-family-generic="swiss" style:font-pitch="variable"/>
    <style:font-face style:name="Open Sans SemiBold" svg:font-family="'Open Sans SemiBold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09:27:31.040000000</meta:creation-date>
    <dc:date>2019-03-19T10:36:12.929000000</dc:date>
    <meta:editing-duration>PT2H37M55S</meta:editing-duration>
    <meta:editing-cycles>19</meta:editing-cycles>
    <meta:generator>LibreOffice/6.1.1.2$Windows_X86_64 LibreOffice_project/5d19a1bfa650b796764388cd8b33a5af1f5baa1b</meta:generator>
    <meta:document-statistic meta:table-count="0" meta:image-count="0" meta:object-count="0" meta:page-count="5" meta:paragraph-count="42" meta:word-count="311" meta:character-count="1853" meta:non-whitespace-character-count="1575"/>
  </office:meta>
</office:document-meta>
</file>